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75cm" fo:min-width="8.25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25cm" fo:min-width="2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5cm" svg:height="6cm" svg:x="1.75cm" svg:y="4.25cm">
          <text:p text:style-name="P1">WiFi P2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5cm" svg:height="6cm" svg:x="1.75cm" svg:y="10.5cm">
          <text:p text:style-name="P1">“Joystick” Control<text:line-break/>(roll pitch yaw thrus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5cm" svg:height="6cm" svg:x="10.75cm" svg:y="4.25cm">
          <text:p text:style-name="P1">Flight data downloa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5cm" svg:height="6cm" svg:x="10.75cm" svg:y="10.5cm">
          <text:p text:style-name="P1">JPEG Video stream<text:line-break/>as per RFC24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5cm" svg:height="6cm" svg:x="1.75cm" svg:y="16.75cm">
          <text:p text:style-name="P1">Autopilot Action sele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0.75cm" svg:y="17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0.75cm" svg:y="20cm">
          <text:p text:style-name="P1">Got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3.75cm" svg:y="17cm">
          <text:p text:style-name="P1">La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3.75cm" svg:y="20cm">
          <text:p text:style-name="P1">Fol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6.75cm" svg:y="17cm">
          <text:p text:style-name="P1">Take</text:p>
          <text:p text:style-name="P1">Of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2.5cm" svg:x="16.75cm" svg:y="20cm">
          <text:p text:style-name="P1">Et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7T17:49:22.066000000</meta:creation-date>
    <dc:date>2020-12-07T17:56:44.873000000</dc:date>
    <meta:editing-duration>PT7M23S</meta:editing-duration>
    <meta:editing-cycles>1</meta:editing-cycles>
    <meta:document-statistic meta:object-count="11"/>
    <meta:generator>LibreOffice/7.0.1.2$Windows_X86_64 LibreOffice_project/7cbcfc562f6eb6708b5ff7d7397325de9e764452</meta:generator>
  </office:meta>
</office:document-meta>
</file>